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2 вне МО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3 амбулаторно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3.1 амбулаторно по профилю "онкология"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3.2 амбулаторно по профилю "сердечно-сосудистые заболевания"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3.3 амбулаторно детям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4 амбулаторно "Тиражирование"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4.1 амбулаторно "Тиражирование" по профилю "онкология"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4.2 амбулаторно "Тиражирование" по профилю "сердечно-сосудистые заболевания"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4.3 амбулаторно "Тиражирование" детям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5 стационарно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5.1 стационарно <text:s/>по профилю "онкология"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5.2 стационарно <text:s/>по профилю "сердечно-сосудистые заболевания"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5.3 стационарно детям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6 в условиях дневных стационаров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6.1 в условиях дневных стационаров <text:s text:c="2"/>по профилю "онкология"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6.2 в условиях дневных стационаров по профилю "сердечно-сосудистые заболевания"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6.3 в условиях дневных стационаров детя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8T17:12:27.102000000</meta:creation-date>
    <dc:date>2020-11-08T17:29:25.368000000</dc:date>
    <meta:editing-duration>PT6M48S</meta:editing-duration>
    <meta:editing-cycles>1</meta:editing-cycles>
    <meta:document-statistic meta:table-count="1" meta:cell-count="34" meta:object-count="0"/>
    <meta:generator>LibreOffice/6.3.3.2$Windows_x86 LibreOffice_project/a64200df03143b798afd1ec74a12ab50359878ed</meta:generator>
  </office:meta>
</office:document-meta>
</file>